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2.114cm" fo:margin-left="0cm" fo:margin-right="4.884cm" table:align="margins"/>
    </style:style>
    <style:style style:name="Tableau3.A" style:family="table-column">
      <style:table-column-properties style:column-width="4.519cm" style:rel-column-width="24446*"/>
    </style:style>
    <style:style style:name="Tableau3.B" style:family="table-column">
      <style:table-column-properties style:column-width="7.595cm" style:rel-column-width="4108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2.799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7.13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0.786cm" fo:margin-left="1.462cm" fo:margin-right="4.75cm" table:align="margins"/>
    </style:style>
    <style:style style:name="Tableau2.A" style:family="table-column">
      <style:table-column-properties style:column-width="3.717cm" style:rel-column-width="22580*"/>
    </style:style>
    <style:style style:name="Tableau2.B" style:family="table-column">
      <style:table-column-properties style:column-width="7.07cm" style:rel-column-width="4295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about Pcbnew new file format<text:span text:style-name="T1"> and its internal data</text:span></text:p>
      <text:p text:style-name="P2"/>
      <text:p text:style-name="P2">This is only some notes and not an “<text:span text:style-name="T2">official guideline</text:span>”.</text:p>
      <text:p text:style-name="P2">I tried to summarize ideas and guidelines found in a lot of mails about this topic</text:p>
      <text:p text:style-name="P3">J-P Charras</text:p>
      <text:h text:style-name="Heading_20_1" text:outline-level="1">File format syntax:</text:h>
      <text:p text:style-name="Standard">Based on the Specctra syntax (but not necessary the file <text:span text:style-name="T2">format</text:span>).</text:p>
      <text:list xml:id="list29402986" text:style-name="L1">
        <text:list-item>
          <text:p text:style-name="P4"><text:span text:style-name="T3">All tokens should be lowercase</text:span>.</text:p>
        </text:list-item>
        <text:list-item>
          <text:p text:style-name="P4">There will be user defined </text:p>
        </text:list-item>
      </text:list>
      <text:p text:style-name="Standard">Strings such as board text and copper layer names which will have upper case characters, but these will typically be quoted.</text:p>
      <text:h text:style-name="Heading_20_2" text:outline-level="2">Guidelines for data representation:</text:h>
      <text:h text:style-name="Heading_20_3" text:outline-level="3">Coordinates:</text:h>
      <text:p text:style-name="Standard">Coordinates should coordinates be relative to the origin of their containing object</text:p>
      <text:p text:style-name="Standard">Generally speaking, data in files must give properties and never the <text:s/>internal coding used in Kicad</text:p>
      <text:p text:style-name="Standard">Specially internal units, internal angles units.</text:p>
      <text:p text:style-name="Standard">TODO: <text:s/>Y axis orientation ?:</text:p>
      <text:p text:style-name="Standard">Prefered: use the usual Y axis orientation instead of the reverse Y screen orientation (like now).</text:p>
      <text:p text:style-name="Standard">Most of file formats use <text:s/>the usual Y axis orientation.</text:p>
      <text:h text:style-name="Heading_20_3" text:outline-level="3">Engineering units: Coordinates representation in file:</text:h>
      <text:p text:style-name="Standard">It is very desirable to avoid exponential floating point values in the file, and instead have a presentation like "xxx.yyy" or "0.0x" or "0.x", or even "xy". </text:p>
      <text:p text:style-name="Standard"/>
      <text:p text:style-name="Standard">Values like 4e-2 are not as easy for a human to read, so do not use them.</text:p>
      <text:p text:style-name="Standard"/>
      <text:p text:style-name="Standard">I (&lt;Dick&gt;) suggest that initially the distance engineering units used in a new board file be mils or deci-mils. <text:s/>Let's first consider mils:</text:p>
      <text:p text:style-name="Standard"/>
      <text:p text:style-name="Standard">In mil mode, to show deci-mils or centi-mils you would show a value like 0.4 or 0.04 respectively.</text:p>
      <text:p text:style-name="Standard">To show a value of 20 inches you would show a value of 20000 and would need no decimal point in that value.</text:p>
      <text:p text:style-name="Standard">Note that in mil mode we are not really limiting the resolution to mils. It simply controls where <text:s text:c="4"/>the decimal point is.</text:p>
      <text:p text:style-name="Standard"/>
      <text:p text:style-name="Standard">Now let's consider deci-mils:</text:p>
      <text:p text:style-name="Standard">In deci-mil mode, to show decimils or centimils you would show a value like 4 or 0.4 respectively.</text:p>
      <text:p text:style-name="Standard">To show a value of 20 inches you would show a value of 200000.</text:p>
      <text:p text:style-name="Standard"/>
      <text:p text:style-name="Standard">The format string I found best for outputting numbers in this range is the "%.6g".</text:p>
      <text:p text:style-name="Standard">It eliminates the exponent where possible, and the decimal point where possible.</text:p>
      <text:p text:style-name="Standard">In fact I am not sure that the DSNLEXER knows much about a number with an exponent in it, so we should avoid this if we can.</text:p>
      <text:p text:style-name="Standard">Mil mode may be one of the better options.</text:p>
      <text:p text:style-name="Standard"/>
      <text:p text:style-name="Standard"><text:soft-page-break/>Board files should be identified with the engineering units used, this way alternative units can be used in the future.</text:p>
      <text:p text:style-name="Standard">See the Specctra unit and resolution descriptors for more ideas.</text:p>
      <text:p text:style-name="Standard"/>
      <text:p text:style-name="Standard">Initially I am not expecting that the new board file format changes the internal units in memory at all, but it provides a pathway for such a change in the future.</text:p>
      <text:p text:style-name="Standard">That is for now, the coordinates remain integers, and their interpretation remains the same.</text:p>
      <text:p text:style-name="Standard">To work scope to change the internal units in the future is approximately cut in half by the new file format.</text:p>
      <text:h text:style-name="Heading_20_2" text:outline-level="2">Keywords;</text:h>
      <text:p text:style-name="Standard">Use only basic ascii codes ( Letters (lower case only) and digits)</text:p>
      <text:h text:style-name="Heading_20_2" text:outline-level="2">Strings:</text:h>
      <text:p text:style-name="Standard">Used in fields and comments</text:p>
      <text:list xml:id="list29420130" text:style-name="L2">
        <text:list-item>
          <text:p text:style-name="P5">Use quoted notation like <text:span text:style-name="T2">"this is a sample"</text:span></text:p>
        </text:list-item>
        <text:list-item>
          <text:p text:style-name="P5">Can contain a quote like <text:span text:style-name="T2">"this is a ""sample""" or "this is a \"sample\"" </text:span></text:p>
        </text:list-item>
        <text:list-item>
          <text:p text:style-name="P6">Support extended codesets (unicode ?)</text:p>
        </text:list-item>
        <text:list-item>
          <text:p text:style-name="P5">Include multi-line strings like <text:span text:style-name="T2">"line 1\nline 2"</text:span> or <text:span text:style-name="T2">"line 1\0Aline 2"</text:span></text:p>
        </text:list-item>
      </text:list>
      <text:h text:style-name="Heading_20_1" text:outline-level="1">Ideas for layers handling:</text:h>
      <text:p text:style-name="Standard">&lt;<text:span text:style-name="T2">Dick notes</text:span>&gt;: I think if we introduce a new class (hierarchy?) called LAYERSET we can hide the details of how the IsOnLayer() method is done, along with the hiding the data that is used in that test.</text:p>
      <text:p text:style-name="Standard">So BOARD_ITEM:: IsOnLayer( aLayerNumber ) would then call LAYERSET::IsOnLayer () to do its work, and the LAYERSET data would be hidden inside itself.</text:p>
      <text:p text:style-name="Standard">This way we can support a number of different types of layerset specifications, including but not limited to: list, range, and all copper layers.</text:p>
      <text:p text:style-name="Standard">The problem with using "list of layers" to also indicate "all layers" is that this becomes a layer count dependent test.</text:p>
      <text:p text:style-name="Standard">Same for range. Whereas if we have a special flag for the "all copper layers" case in the encapsulated data of LAYERSET, then we can handle both situations.</text:p>
      <text:p text:style-name="Standard">A LAYERSET element would become part of a D_PAD element.</text:p>
      <text:p text:style-name="Standard">And would have its own textual representation when being serialized to a file. The textual representation could be dropped into the current location for layermask for D_PADs in your existing *.brd file format.</text:p>
      <text:p text:style-name="Standard"/>
      <text:p text:style-name="Standard">Examples of a textual representations for LAYERSET specs (range, list, and all) would be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(layer_range 0 4 ) </text:p>
          </table:table-cell>
          <table:table-cell table:style-name="Tableau3.B1" office:value-type="string">
            <text:p text:style-name="Standard"><text:s/>a range</text:p>
          </table:table-cell>
        </table:table-row>
        <table:table-row>
          <table:table-cell table:style-name="Tableau3.A2" office:value-type="string">
            <text:p text:style-name="Standard">(layers 0 1 2) </text:p>
          </table:table-cell>
          <table:table-cell table:style-name="Tableau3.B2" office:value-type="string">
            <text:p text:style-name="Standard"><text:s/>a layer list of arbitrary length</text:p>
          </table:table-cell>
        </table:table-row>
        <table:table-row>
          <table:table-cell table:style-name="Tableau3.A2" office:value-type="string">
            <text:p text:style-name="Standard">(layers all) </text:p>
          </table:table-cell>
          <table:table-cell table:style-name="Tableau3.B2" office:value-type="string">
            <text:p text:style-name="Standard"><text:s/>all layers</text:p>
          </table:table-cell>
        </table:table-row>
        <table:table-row>
          <table:table-cell table:style-name="Tableau3.A2" office:value-type="string">
            <text:p text:style-name="Standard">(layers front back) </text:p>
          </table:table-cell>
          <table:table-cell table:style-name="Tableau3.B2" office:value-type="string">
            <text:p text:style-name="Standard"><text:s/>a list, but with special layer names</text:p>
          </table:table-cell>
        </table:table-row>
        <table:table-row>
          <table:table-cell table:style-name="Tableau3.A2" office:value-type="string">
            <text:p text:style-name="Standard">(layers front) </text:p>
          </table:table-cell>
          <table:table-cell table:style-name="Tableau3.B2" office:value-type="string">
            <text:p text:style-name="Standard"><text:s/>front only</text:p>
          </table:table-cell>
        </table:table-row>
        <table:table-row>
          <table:table-cell table:style-name="Tableau3.A2" office:value-type="string">
            <text:p text:style-name="Standard">(layers back) </text:p>
          </table:table-cell>
          <table:table-cell table:style-name="Tableau3.B2" office:value-type="string">
            <text:p text:style-name="Standard"><text:s/>back only</text:p>
          </table:table-cell>
        </table:table-row>
      </table:table>
      <text:p text:style-name="Standard"/>
      <text:h text:style-name="Heading_20_1" text:outline-level="1">Layers capacity</text:h>
      <text:p text:style-name="Standard">If a bitmap is used to handle layers info in pads or others items, the bitmap could be a long long <text:soft-page-break/>integer.</text:p>
      <text:p text:style-name="Standard">Therefore 64 layers could be handled:</text:p>
      <text:p text:style-name="Standard">Copper layers 48</text:p>
      <text:p text:style-name="Standard">Technical layers 16</text:p>
      <text:p text:style-name="Standard"/>
      <text:h text:style-name="Heading_20_1" text:outline-level="1">Proposed layers names keywords or fixed nam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Front</text:p>
          </table:table-cell>
          <table:table-cell table:style-name="Tableau1.B1" office:value-type="string">
            <text:p text:style-name="Standard">first layer seen</text:p>
          </table:table-cell>
        </table:table-row>
        <table:table-row>
          <table:table-cell table:style-name="Tableau1.A2" office:value-type="string">
            <text:p text:style-name="Standard">&lt;todo&gt;</text:p>
          </table:table-cell>
          <table:table-cell table:style-name="Tableau1.B2" office:value-type="string">
            <text:p text:style-name="Standard">inners layers</text:p>
          </table:table-cell>
        </table:table-row>
        <table:table-row>
          <table:table-cell table:style-name="Tableau1.A2" office:value-type="string">
            <text:p text:style-name="Standard">back</text:p>
          </table:table-cell>
          <table:table-cell table:style-name="Tableau1.B2" office:value-type="string">
            <text:p text:style-name="Standard">last layer seen</text:p>
          </table:table-cell>
        </table:table-row>
        <table:table-row>
          <table:table-cell table:style-name="Tableau1.A2" office:value-type="string">
            <text:p text:style-name="Standard">soldp_fr</text:p>
          </table:table-cell>
          <table:table-cell table:style-name="Tableau1.B2" office:value-type="string">
            <text:p text:style-name="Standard">solder paste (front side)</text:p>
          </table:table-cell>
        </table:table-row>
        <table:table-row>
          <table:table-cell table:style-name="Tableau1.A2" office:value-type="string">
            <text:p text:style-name="Standard">soldp_bk</text:p>
          </table:table-cell>
          <table:table-cell table:style-name="Tableau1.B2" office:value-type="string">
            <text:p text:style-name="Standard">solder paste (back side)</text:p>
          </table:table-cell>
        </table:table-row>
        <table:table-row>
          <table:table-cell table:style-name="Tableau1.A2" office:value-type="string">
            <text:p text:style-name="Standard">silks_fr</text:p>
          </table:table-cell>
          <table:table-cell table:style-name="Tableau1.B2" office:value-type="string">
            <text:p text:style-name="Standard">silkscreen (front side)</text:p>
          </table:table-cell>
        </table:table-row>
        <table:table-row>
          <table:table-cell table:style-name="Tableau1.A2" office:value-type="string">
            <text:p text:style-name="Standard">silks_bk</text:p>
          </table:table-cell>
          <table:table-cell table:style-name="Tableau1.B2" office:value-type="string">
            <text:p text:style-name="Standard">silkscreen (back side)</text:p>
          </table:table-cell>
        </table:table-row>
      </table:table>
      <text:p text:style-name="Standard"/>
      <text:h text:style-name="Heading_20_1" text:outline-level="1">Layers numbering (internal use ?)</text:h>
      <text:p text:style-name="Standard">assuming we have &lt;copper_layer_ count&gt; copper layers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front</text:p>
          </table:table-cell>
          <table:table-cell table:style-name="Tableau2.B1" office:value-type="float" office:value="0">
            <text:p text:style-name="Standard">0</text:p>
          </table:table-cell>
        </table:table-row>
        <table:table-row>
          <table:table-cell table:style-name="Tableau2.A2" office:value-type="string">
            <text:p text:style-name="Standard">inner1</text:p>
          </table:table-cell>
          <table:table-cell table:style-name="Tableau2.B2" office:value-type="float" office:value="1">
            <text:p text:style-name="Standard">1</text:p>
          </table:table-cell>
        </table:table-row>
        <table:table-row>
          <table:table-cell table:style-name="Tableau2.A2" office:value-type="string">
            <text:p text:style-name="Standard">…</text:p>
          </table:table-cell>
          <table:table-cell table:style-name="Tableau2.B3" office:value-type="string">
            <text:p text:style-name="Standard">...</text:p>
          </table:table-cell>
        </table:table-row>
        <table:table-row>
          <table:table-cell table:style-name="Tableau2.A2" office:value-type="string">
            <text:p text:style-name="Standard">inner&lt;n&gt;</text:p>
          </table:table-cell>
          <table:table-cell table:style-name="Tableau2.B3" office:value-type="string">
            <text:p text:style-name="Standard"><text:s/>&lt;copper_layer_ count&gt;-2</text:p>
          </table:table-cell>
        </table:table-row>
        <table:table-row>
          <table:table-cell table:style-name="Tableau2.A2" office:value-type="string">
            <text:p text:style-name="Standard">back</text:p>
          </table:table-cell>
          <table:table-cell table:style-name="Tableau2.B3" office:value-type="string">
            <text:p text:style-name="Standard"><text:s text:c="2"/>&lt;copper_layer_ count&gt;-1</text:p>
          </table:table-cell>
        </table:table-row>
      </table:table>
      <text:p text:style-name="Standard"/>
      <text:h text:style-name="Heading_20_1" text:outline-level="1">Single sided boards:</text:h>
      <text:p text:style-name="Standard">Have one front layer <text:span text:style-name="T3">or</text:span> one back layer.</text:p>
      <text:p text:style-name="Standard">Some have a front layer plus a copper plane on back (microwaves applications).</text:p>
      <text:p text:style-name="Standard">Do we use always a double sided board ( do not support one layer) and have the second layer disabled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21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21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09:10:47.42</meta:creation-date>
    <meta:generator>OpenOffice.org/3.1$Win32 OpenOffice.org_project/310m19$Build-9420</meta:generator>
    <dc:date>2009-12-23T09:33:59.98</dc:date>
    <meta:editing-duration>PT03H50M07S</meta:editing-duration>
    <meta:editing-cycles>34</meta:editing-cycles>
    <meta:document-statistic meta:table-count="3" meta:image-count="0" meta:object-count="0" meta:page-count="3" meta:paragraph-count="101" meta:word-count="932" meta:character-count="5291"/>
  </office:meta>
</office:document-meta>
</file>